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64fa" officeooo:paragraph-rsid="001364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 &lt;stdio.h&gt;</text:p>
      <text:p text:style-name="P1">#define TAM 3</text:p>
      <text:p text:style-name="P1">#define TAMstruct 100</text:p>
      <text:p text:style-name="P1"/>
      <text:p text:style-name="P1">typedef struct pessoa{</text:p>
      <text:p text:style-name="P1"><text:tab/>char nome[TAMstruct];</text:p>
      <text:p text:style-name="P1"><text:tab/>int idade;</text:p>
      <text:p text:style-name="P1">}Pessoa;</text:p>
      <text:p text:style-name="P1"/>
      <text:p text:style-name="P1">void * preenche(Pessoa *p){</text:p>
      <text:p text:style-name="P1"/>
      <text:p text:style-name="P1"><text:tab/></text:p>
      <text:p text:style-name="P1"><text:tab/>for(int i=0; i&lt;TAM; i++){</text:p>
      <text:p text:style-name="P1"><text:tab/><text:tab/>(*p)++;</text:p>
      <text:p text:style-name="P1"/>
      <text:p text:style-name="P1"><text:tab/><text:tab/>printf("Digite o nome da pessoa %d\n",i+1);</text:p>
      <text:p text:style-name="P1"><text:tab/><text:tab/>/*scanf("%s",&amp;p-&gt;nome);*/</text:p>
      <text:p text:style-name="P1"><text:tab/><text:tab/>gets(p-&gt;nome);</text:p>
      <text:p text:style-name="P1"><text:tab/><text:tab/>printf("Digite idade da pessoa %d\n",i+1);</text:p>
      <text:p text:style-name="P1"><text:tab/><text:tab/>scanf("%d",&amp;p-&gt;idade);</text:p>
      <text:p text:style-name="P1"><text:tab/><text:tab/>getchar();</text:p>
      <text:p text:style-name="P1"><text:tab/><text:tab/>/*(*p)++; wrong type argument to increment */</text:p>
      <text:p text:style-name="P1"/>
      <text:p text:style-name="P1"><text:tab/><text:tab/></text:p>
      <text:p text:style-name="P1"><text:tab/>}</text:p>
      <text:p text:style-name="P1">}</text:p>
      <text:p text:style-name="P1"/>
      <text:p text:style-name="P1">void * ordena(Pessoa *p){</text:p>
      <text:p text:style-name="P1"><text:tab/>for(int i=0; i&lt;TAM; i++){</text:p>
      <text:p text:style-name="P1"><text:tab/><text:tab/>for(int j=0; j&lt;TAM-1; j++){</text:p>
      <text:p text:style-name="P1"><text:tab/><text:tab/><text:tab/>if(p[j].idade &gt; p[j+1].idade){</text:p>
      <text:p text:style-name="P1"><text:tab/><text:tab/><text:tab/><text:tab/>Pessoa aux = p[j];</text:p>
      <text:p text:style-name="P1"><text:tab/><text:tab/><text:tab/><text:tab/>p[j] = p[j+1];</text:p>
      <text:p text:style-name="P1"><text:tab/><text:tab/><text:tab/><text:tab/>p[j+1] = aux;</text:p>
      <text:p text:style-name="P1"><text:tab/><text:tab/><text:tab/>}</text:p>
      <text:p text:style-name="P1"><text:tab/><text:tab/>}</text:p>
      <text:p text:style-name="P1"><text:tab/>}</text:p>
      <text:p text:style-name="P1">}</text:p>
      <text:p text:style-name="P1"/>
      <text:p text:style-name="P1">void imprime(Pessoa *p){</text:p>
      <text:p text:style-name="P1"><text:tab/>for(int i=0; i&lt;TAM; i++){</text:p>
      <text:p text:style-name="P1"><text:tab/><text:tab/>printf("%s - %d\n",p[i].nome, p[i].idade);</text:p>
      <text:p text:style-name="P1"><text:tab/>}</text:p>
      <text:p text:style-name="P1">}</text:p>
      <text:p text:style-name="P1"/>
      <text:p text:style-name="P1">int main(){</text:p>
      <text:p text:style-name="P1"><text:tab/>Pessoa a[TAM];</text:p>
      <text:p text:style-name="P1"><text:tab/>Pessoa *x=a;</text:p>
      <text:p text:style-name="P1"/>
      <text:p text:style-name="P1"><text:tab/>preenche(x);</text:p>
      <text:p text:style-name="P1"><text:tab/>imprime(x);</text:p>
      <text:p text:style-name="P1"/>
      <text:p text:style-name="P1"><text:soft-page-break/><text:tab/>ordena(x);</text:p>
      <text:p text:style-name="P1"/>
      <text:p text:style-name="P1"><text:tab/>imprime(x);</text:p>
      <text:p text:style-name="P1">}</text:p>
      <text:p text:style-name="P1"/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4T16:17:47.740578364</meta:creation-date>
    <dc:date>2016-08-24T16:48:57.499890330</dc:date>
    <meta:editing-duration>PT15M58S</meta:editing-duration>
    <meta:editing-cycles>1</meta:editing-cycles>
    <meta:document-statistic meta:table-count="0" meta:image-count="0" meta:object-count="0" meta:page-count="2" meta:paragraph-count="46" meta:word-count="102" meta:character-count="764" meta:non-whitespace-character-count="647"/>
    <meta:generator>LibreOffice/5.0.6.2$Linux_x86 LibreOffice_project/00m0$Build-2</meta:generator>
  </office:meta>
</office:document-meta>
</file>